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tch_id</text:p>
          </table:table-cell>
        </table:table-row>
        <table:table-row table:style-name="ro1">
          <table:table-cell office:value-type="string" calcext:value-type="string">
            <text:p>Aishwarya Singh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runima Singh</text:p>
          </table:table-cell>
          <table:table-cell office:value-type="string" calcext:value-type="string">
            <text:p>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8:20:51.577900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4:40:09.875786940</meta:creation-date>
    <dc:date>2015-04-13T18:21:25.633308677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6" meta:object-count="0"/>
  </office:meta>
</office:document-meta>
</file>